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ff" draw:textarea-horizontal-align="justify" draw:textarea-vertical-align="middle" draw:auto-grow-height="false" fo:min-height="0.873cm" fo:min-width="3.571cm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round" draw:fill-color="#ff3333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fcd4f0" draw:textarea-horizontal-align="justify" draw:textarea-vertical-align="middle" draw:auto-grow-height="false" fo:min-height="0.873cm" fo:min-width="3.57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126cm" fo:min-width="2.527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0.873cm" fo:min-width="3.57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0.873cm" fo:min-width="3.571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99cc66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43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42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  <style:text-properties fo:color="#000000" fo:font-size="11pt"/>
    </style:style>
    <style:style style:name="P3" style:family="paragraph">
      <loext:graphic-properties draw:fill-color="#ff3333"/>
      <style:paragraph-properties fo:text-align="center"/>
      <style:text-properties fo:color="#ffffff" fo:font-size="14pt" style:font-size-asian="14pt" style:font-size-complex="14pt"/>
    </style:style>
    <style:style style:name="P4" style:family="paragraph">
      <loext:graphic-properties draw:fill-color="#fcd4f0"/>
      <style:paragraph-properties fo:text-align="center"/>
      <style:text-properties style:use-window-font-color="true" fo:font-size="11pt" fo:background-color="transparent"/>
    </style:style>
    <style:style style:name="P5" style:family="paragraph">
      <loext:graphic-properties draw:fill-color="#ff6600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-color="#dddddd"/>
      <style:paragraph-properties fo:text-align="center"/>
      <style:text-properties style:use-window-font-color="true" fo:font-size="11pt" fo:background-color="transparent"/>
    </style:style>
    <style:style style:name="P7" style:family="paragraph">
      <loext:graphic-properties draw:fill-color="#ffcc00"/>
      <style:paragraph-properties fo:text-align="center"/>
      <style:text-properties fo:color="#ffffff" fo:font-size="14pt" style:font-size-asian="14pt" style:font-size-complex="14pt"/>
    </style:style>
    <style:style style:name="P8" style:family="paragraph">
      <loext:graphic-properties draw:fill-color="#eeeeee"/>
      <style:paragraph-properties fo:text-align="center"/>
      <style:text-properties fo:color="#000000" fo:font-size="11pt"/>
    </style:style>
    <style:style style:name="P9" style:family="paragraph">
      <loext:graphic-properties draw:fill-color="#99cc66"/>
      <style:paragraph-properties fo:text-align="center"/>
      <style:text-properties fo:color="#ffffff"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-color="#eeeeee"/>
      <style:paragraph-properties fo:text-align="center"/>
      <style:text-properties fo:color="#000000" fo:font-size="9pt" style:font-size-asian="9pt" style:font-size-complex="9pt"/>
    </style:style>
    <style:style style:name="T1" style:family="text">
      <style:text-properties fo:color="#000000" fo:font-size="11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use-window-font-color="true" fo:font-size="11pt" fo:background-color="transparen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243cm" svg:x="5.802cm" svg:y="2.524cm">
          <text:p text:style-name="P1"><text:span text:style-name="T1">HTTP/FTP/SMTP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1.524cm" svg:x="2.789cm" svg:y="2.397cm">
          <text:p text:style-name="P1"><text:span text:style-name="T2">Application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91cm" svg:height="1.243cm" svg:x="5.856cm" svg:y="4.451cm">
          <text:p text:style-name="P1"><text:span text:style-name="T3">TCP/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175cm" svg:height="1.524cm" svg:x="2.789cm" svg:y="4.302cm">
          <text:p text:style-name="P1"><text:span text:style-name="T2">Transport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191cm" svg:height="1.243cm" svg:x="5.856cm" svg:y="6.251cm">
          <text:p text:style-name="P1"><text:span text:style-name="T3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1.524cm" svg:x="2.789cm" svg:y="6.134cm">
          <text:p text:style-name="P1"><text:span text:style-name="T2">Networ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191cm" svg:height="1.243cm" svg:x="5.802cm" svg:y="8.125cm">
          <text:p text:style-name="P1"><text:span text:style-name="T1">802.3 – Ethernet /</text:span></text:p>
          <text:p text:style-name="P1"><text:span text:style-name="T1">802.11 Wireless 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75cm" svg:height="1.524cm" svg:x="2.789cm" svg:y="7.985cm">
          <text:p text:style-name="P1"><text:span text:style-name="T2">Lin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7.034cm" svg:height="0.763cm" svg:x="2.889cm" svg:y="1.381cm">
          <draw:text-box>
            <text:p><text:span text:style-name="T4">Internet Protocol Stack (TCP/IP)</text:span></text:p>
          </draw:text-box>
        </draw:frame>
        <draw:custom-shape draw:style-name="gr1" draw:text-style-name="P2" draw:layer="layout" svg:width="4.191cm" svg:height="1.243cm" svg:x="13.993cm" svg:y="2.525cm">
          <text:p text:style-name="P1"><text:span text:style-name="T1">Co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1.524cm" svg:x="10.98cm" svg:y="2.398cm">
          <text:p text:style-name="P1"><text:span text:style-name="T2">Application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191cm" svg:height="1.243cm" svg:x="14.047cm" svg:y="4.452cm">
          <text:p text:style-name="P1"><text:span text:style-name="T3">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5cm" svg:height="1.524cm" svg:x="10.98cm" svg:y="4.303cm">
          <text:p text:style-name="P1"><text:span text:style-name="T2">Transport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191cm" svg:height="1.243cm" svg:x="14.047cm" svg:y="6.252cm">
          <text:p text:style-name="P1"><text:span text:style-name="T3">6loW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75cm" svg:height="1.524cm" svg:x="10.98cm" svg:y="6.135cm">
          <text:p text:style-name="P1"><text:span text:style-name="T2">Networ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4.191cm" svg:height="1.243cm" svg:x="13.993cm" svg:y="8.126cm">
          <text:p text:style-name="P1"><text:span text:style-name="T5">802.15.4 – WPAN /</text:span></text:p>
          <text:p text:style-name="P1"><text:span text:style-name="T5">BLE /</text:span></text:p>
          <text:p text:style-name="P1"><text:span text:style-name="T5">802.15.4e – 6Tisch /</text:span></text:p>
          <text:p text:style-name="P1"><text:span text:style-name="T5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175cm" svg:height="1.524cm" svg:x="10.98cm" svg:y="7.986cm">
          <text:p text:style-name="P1"><text:span text:style-name="T2">Link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7.021cm" svg:height="0.763cm" svg:x="11.089cm" svg:y="1.382cm">
          <draw:text-box>
            <text:p><text:span text:style-name="T4">IP Smart Objects Protocol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Padilla</meta:initial-creator>
    <meta:creation-date>2015-08-14T18:05:15.601691081</meta:creation-date>
    <dc:date>2015-08-25T00:51:28.312744295</dc:date>
    <dc:creator>Francisco Padilla</dc:creator>
    <meta:editing-duration>PT17H17M53S</meta:editing-duration>
    <meta:editing-cycles>11</meta:editing-cycles>
    <meta:generator>LibreOffice/5.0.0.5$Linux_X86_64 LibreOffice_project/437e4abdf9e72fd0a6e6f8697a0e659bc77f9b10</meta:generator>
    <meta:document-statistic meta:object-count="18"/>
  </office:meta>
</office:document-meta>
</file>